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in2</text:p>
          </table:table-cell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]; [.$B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]; [.$B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]; [.$B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]; [.$B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]; [.$B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]; [.$B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]; [.$B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]; [.$B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]; [.$B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]; [.$B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]; [.$B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]; [.$B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]; [.$B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]; [.$B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]; [.$B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]; [.$B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]; [.$B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]; [.$B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0]; [.$B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1]; [.$B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2]; [.$B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3]; [.$B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4]; [.$B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5]; [.$B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6]; [.$B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7]; [.$B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8]; [.$B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9]; [.$B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0]; [.$B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1]; [.$B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2]; [.$B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3]; [.$B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4]; [.$B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5]; [.$B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6]; [.$B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7]; [.$B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8]; [.$B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9]; [.$B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0]; [.$B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1]; [.$B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2]; [.$B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3]; [.$B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4]; [.$B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5]; [.$B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6]; [.$B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7]; [.$B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8]; [.$B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9]; [.$B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0]; [.$B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1]; [.$B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2]; [.$B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3]; [.$B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4]; [.$B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5]; [.$B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6]; [.$B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7]; [.$B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8]; [.$B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9]; [.$B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0]; [.$B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1]; [.$B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2]; [.$B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3]; [.$B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4]; [.$B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5]; [.$B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6]; [.$B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7]; [.$B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8]; [.$B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9]; [.$B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0]; [.$B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1]; [.$B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2]; [.$B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3]; [.$B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4]; [.$B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5]; [.$B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6]; [.$B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7]; [.$B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8]; [.$B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9]; [.$B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0]; [.$B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1]; [.$B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2]; [.$B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3]; [.$B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4]; [.$B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5]; [.$B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6]; [.$B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7]; [.$B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8]; [.$B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9]; [.$B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0]; [.$B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1]; [.$B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2]; [.$B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3]; [.$B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4]; [.$B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5]; [.$B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6]; [.$B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7]; [.$B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8]; [.$B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9]; [.$B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0]; [.$B1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1]; [.$B1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2]; [.$B1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3]; [.$B1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4]; [.$B1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5]; [.$B1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6]; [.$B1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7]; [.$B1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8]; [.$B1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9]; [.$B1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0]; [.$B1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1]; [.$B1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2]; [.$B1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3]; [.$B1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4]; [.$B1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5]; [.$B1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6]; [.$B1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7]; [.$B1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8]; [.$B1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9]; [.$B1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0]; [.$B1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1]; [.$B1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2]; [.$B1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3]; [.$B1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4]; [.$B1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5]; [.$B1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6]; [.$B1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7]; [.$B1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8]; [.$B1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9]; [.$B1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0]; [.$B1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1]; [.$B1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2]; [.$B1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3]; [.$B1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4]; [.$B1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5]; [.$B1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6]; [.$B1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7]; [.$B1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8]; [.$B1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9]; [.$B1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0]; [.$B1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1]; [.$B1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2]; [.$B1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3]; [.$B1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4]; [.$B1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5]; [.$B1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6]; [.$B1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7]; [.$B1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8]; [.$B1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9]; [.$B1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0]; [.$B1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1]; [.$B1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2]; [.$B1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3]; [.$B1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4]; [.$B1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5]; [.$B1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6]; [.$B1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7]; [.$B1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8]; [.$B1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9]; [.$B1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0]; [.$B1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1]; [.$B1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2]; [.$B1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3]; [.$B1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4]; [.$B1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5]; [.$B1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6]; [.$B1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7]; [.$B1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8]; [.$B1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9]; [.$B1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0]; [.$B1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1]; [.$B1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2]; [.$B1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3]; [.$B1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4]; [.$B1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5]; [.$B1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6]; [.$B1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7]; [.$B1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8]; [.$B1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9]; [.$B1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0]; [.$B1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1]; [.$B1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2]; [.$B1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3]; [.$B1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4]; [.$B1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5]; [.$B1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6]; [.$B1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7]; [.$B1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8]; [.$B1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9]; [.$B1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0]; [.$B1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1]; [.$B1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2]; [.$B1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3]; [.$B1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4]; [.$B1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5]; [.$B1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6]; [.$B1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7]; [.$B1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8]; [.$B1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9]; [.$B1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00]; [.$B2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01]; [.$B2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02]; [.$B2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03]; [.$B2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04]; [.$B2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05]; [.$B2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06]; [.$B2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07]; [.$B2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08]; [.$B2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09]; [.$B2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10]; [.$B2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11]; [.$B2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12]; [.$B2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13]; [.$B2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14]; [.$B2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15]; [.$B2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16]; [.$B2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17]; [.$B2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18]; [.$B2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19]; [.$B2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20]; [.$B2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21]; [.$B2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22]; [.$B2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23]; [.$B2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24]; [.$B2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25]; [.$B2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26]; [.$B2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27]; [.$B2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28]; [.$B2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29]; [.$B2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30]; [.$B2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31]; [.$B2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32]; [.$B2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33]; [.$B2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34]; [.$B2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35]; [.$B2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36]; [.$B2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37]; [.$B2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38]; [.$B2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39]; [.$B2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40]; [.$B2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41]; [.$B2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42]; [.$B2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43]; [.$B2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44]; [.$B2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45]; [.$B2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46]; [.$B2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47]; [.$B2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48]; [.$B2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49]; [.$B2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50]; [.$B2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51]; [.$B2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52]; [.$B2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53]; [.$B2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54]; [.$B2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55]; [.$B2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56]; [.$B2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57]; [.$B2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58]; [.$B2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59]; [.$B2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60]; [.$B2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61]; [.$B2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62]; [.$B2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63]; [.$B2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64]; [.$B2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65]; [.$B2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66]; [.$B2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67]; [.$B2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68]; [.$B2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69]; [.$B2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70]; [.$B2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71]; [.$B2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72]; [.$B2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73]; [.$B2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74]; [.$B2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75]; [.$B2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76]; [.$B2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77]; [.$B2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78]; [.$B2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79]; [.$B2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80]; [.$B2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81]; [.$B2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82]; [.$B2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83]; [.$B2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84]; [.$B2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85]; [.$B2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86]; [.$B2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87]; [.$B2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88]; [.$B2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89]; [.$B2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90]; [.$B2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91]; [.$B2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92]; [.$B2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93]; [.$B2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94]; [.$B2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95]; [.$B2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296]; [.$B2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297]; [.$B2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298]; [.$B2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299]; [.$B2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00]; [.$B3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01]; [.$B3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02]; [.$B3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03]; [.$B3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04]; [.$B3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05]; [.$B3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06]; [.$B3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07]; [.$B3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08]; [.$B3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09]; [.$B3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10]; [.$B3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11]; [.$B3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12]; [.$B3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13]; [.$B3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14]; [.$B3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15]; [.$B3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16]; [.$B3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17]; [.$B3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18]; [.$B3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19]; [.$B3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20]; [.$B3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21]; [.$B3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22]; [.$B3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23]; [.$B3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24]; [.$B3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25]; [.$B3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26]; [.$B3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27]; [.$B3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28]; [.$B3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29]; [.$B3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30]; [.$B3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31]; [.$B3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32]; [.$B3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33]; [.$B3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34]; [.$B3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35]; [.$B3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36]; [.$B3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37]; [.$B3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38]; [.$B3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39]; [.$B3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40]; [.$B3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41]; [.$B3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42]; [.$B3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43]; [.$B3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44]; [.$B3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45]; [.$B3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46]; [.$B3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47]; [.$B3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48]; [.$B3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49]; [.$B3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50]; [.$B3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51]; [.$B3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52]; [.$B3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53]; [.$B3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54]; [.$B3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55]; [.$B3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56]; [.$B3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57]; [.$B3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58]; [.$B3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59]; [.$B3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60]; [.$B3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61]; [.$B3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62]; [.$B3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63]; [.$B3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64]; [.$B3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65]; [.$B3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66]; [.$B3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67]; [.$B3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68]; [.$B3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69]; [.$B3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70]; [.$B3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71]; [.$B3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72]; [.$B3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73]; [.$B3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74]; [.$B3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75]; [.$B3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76]; [.$B3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77]; [.$B3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78]; [.$B3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79]; [.$B3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80]; [.$B3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81]; [.$B3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82]; [.$B3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83]; [.$B3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84]; [.$B3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85]; [.$B3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86]; [.$B3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87]; [.$B3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88]; [.$B3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89]; [.$B3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90]; [.$B3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91]; [.$B3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92]; [.$B3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93]; [.$B3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94]; [.$B3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95]; [.$B3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396]; [.$B3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397]; [.$B3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398]; [.$B3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399]; [.$B3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00]; [.$B4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01]; [.$B4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02]; [.$B4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03]; [.$B4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04]; [.$B4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05]; [.$B4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06]; [.$B4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07]; [.$B4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08]; [.$B4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09]; [.$B4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10]; [.$B4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11]; [.$B4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12]; [.$B4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13]; [.$B4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14]; [.$B4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15]; [.$B4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16]; [.$B4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17]; [.$B4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18]; [.$B4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19]; [.$B4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20]; [.$B4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21]; [.$B4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22]; [.$B4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23]; [.$B4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24]; [.$B4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25]; [.$B4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26]; [.$B4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27]; [.$B4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28]; [.$B4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29]; [.$B4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30]; [.$B4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31]; [.$B4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32]; [.$B4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33]; [.$B4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34]; [.$B4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35]; [.$B4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36]; [.$B4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37]; [.$B4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38]; [.$B4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39]; [.$B4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40]; [.$B4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41]; [.$B4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42]; [.$B4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43]; [.$B4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44]; [.$B4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45]; [.$B4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46]; [.$B4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47]; [.$B4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48]; [.$B4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49]; [.$B4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50]; [.$B4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51]; [.$B4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52]; [.$B4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53]; [.$B4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54]; [.$B4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55]; [.$B4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56]; [.$B4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57]; [.$B4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58]; [.$B4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59]; [.$B4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60]; [.$B4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61]; [.$B4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62]; [.$B4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63]; [.$B4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64]; [.$B4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65]; [.$B4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66]; [.$B4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67]; [.$B4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68]; [.$B4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69]; [.$B4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70]; [.$B4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71]; [.$B4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72]; [.$B4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73]; [.$B4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74]; [.$B4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75]; [.$B4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76]; [.$B4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77]; [.$B4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78]; [.$B4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79]; [.$B4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80]; [.$B4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81]; [.$B4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82]; [.$B4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83]; [.$B4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84]; [.$B4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85]; [.$B4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86]; [.$B4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87]; [.$B4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88]; [.$B4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89]; [.$B4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90]; [.$B4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91]; [.$B4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92]; [.$B4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93]; [.$B4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94]; [.$B4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95]; [.$B4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496]; [.$B4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497]; [.$B4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498]; [.$B4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499]; [.$B4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00]; [.$B5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01]; [.$B5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02]; [.$B5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03]; [.$B5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04]; [.$B5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05]; [.$B5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06]; [.$B5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07]; [.$B5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08]; [.$B5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09]; [.$B5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10]; [.$B5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11]; [.$B5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12]; [.$B5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13]; [.$B5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14]; [.$B5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15]; [.$B5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16]; [.$B5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17]; [.$B5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18]; [.$B5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19]; [.$B5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20]; [.$B5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21]; [.$B5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22]; [.$B5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23]; [.$B5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24]; [.$B5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25]; [.$B5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26]; [.$B5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27]; [.$B5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28]; [.$B5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29]; [.$B5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30]; [.$B5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31]; [.$B5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32]; [.$B5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33]; [.$B5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34]; [.$B5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35]; [.$B5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36]; [.$B5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37]; [.$B5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38]; [.$B5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39]; [.$B5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40]; [.$B5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41]; [.$B5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42]; [.$B5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43]; [.$B5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44]; [.$B5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45]; [.$B5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46]; [.$B5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47]; [.$B5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48]; [.$B5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49]; [.$B5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50]; [.$B5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51]; [.$B5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52]; [.$B5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53]; [.$B5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54]; [.$B5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55]; [.$B5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56]; [.$B5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57]; [.$B5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58]; [.$B5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59]; [.$B5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60]; [.$B5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61]; [.$B5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62]; [.$B5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63]; [.$B5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64]; [.$B5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65]; [.$B5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66]; [.$B5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67]; [.$B5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68]; [.$B5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69]; [.$B5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70]; [.$B5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71]; [.$B5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72]; [.$B5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73]; [.$B5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74]; [.$B5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75]; [.$B5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76]; [.$B5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77]; [.$B5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78]; [.$B5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79]; [.$B5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80]; [.$B5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81]; [.$B5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82]; [.$B5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83]; [.$B5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84]; [.$B5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85]; [.$B5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86]; [.$B5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87]; [.$B5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88]; [.$B5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89]; [.$B5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90]; [.$B5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91]; [.$B5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92]; [.$B5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93]; [.$B5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94]; [.$B5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95]; [.$B5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596]; [.$B5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597]; [.$B5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598]; [.$B5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599]; [.$B5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00]; [.$B6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01]; [.$B6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02]; [.$B6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03]; [.$B6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04]; [.$B6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05]; [.$B6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06]; [.$B6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07]; [.$B6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08]; [.$B6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09]; [.$B6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10]; [.$B6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11]; [.$B6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12]; [.$B6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13]; [.$B6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14]; [.$B6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15]; [.$B6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16]; [.$B6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17]; [.$B6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18]; [.$B6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19]; [.$B6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20]; [.$B6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21]; [.$B6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22]; [.$B6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23]; [.$B6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24]; [.$B6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25]; [.$B6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26]; [.$B6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27]; [.$B6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28]; [.$B6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29]; [.$B6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30]; [.$B6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31]; [.$B6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32]; [.$B6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33]; [.$B6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34]; [.$B6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35]; [.$B6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36]; [.$B6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37]; [.$B6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38]; [.$B6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39]; [.$B6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40]; [.$B6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41]; [.$B6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42]; [.$B6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43]; [.$B6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44]; [.$B6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45]; [.$B6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46]; [.$B6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47]; [.$B6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48]; [.$B6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49]; [.$B6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50]; [.$B6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51]; [.$B6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52]; [.$B6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53]; [.$B6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54]; [.$B6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55]; [.$B6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56]; [.$B6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57]; [.$B6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58]; [.$B6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59]; [.$B6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60]; [.$B6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61]; [.$B6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62]; [.$B6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63]; [.$B6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64]; [.$B6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65]; [.$B6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66]; [.$B6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67]; [.$B6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68]; [.$B6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69]; [.$B6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70]; [.$B6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71]; [.$B6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72]; [.$B6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73]; [.$B6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74]; [.$B6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75]; [.$B6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76]; [.$B6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77]; [.$B6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78]; [.$B6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79]; [.$B6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80]; [.$B6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81]; [.$B6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82]; [.$B6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83]; [.$B6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84]; [.$B6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85]; [.$B6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86]; [.$B6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87]; [.$B6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88]; [.$B6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89]; [.$B6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90]; [.$B6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91]; [.$B6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92]; [.$B6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93]; [.$B6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94]; [.$B6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95]; [.$B6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696]; [.$B6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697]; [.$B6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698]; [.$B6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699]; [.$B6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00]; [.$B7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01]; [.$B7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02]; [.$B7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03]; [.$B7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04]; [.$B7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05]; [.$B7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06]; [.$B7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07]; [.$B7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08]; [.$B7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09]; [.$B7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10]; [.$B7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11]; [.$B7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12]; [.$B7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13]; [.$B7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14]; [.$B7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15]; [.$B7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16]; [.$B7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17]; [.$B7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18]; [.$B7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19]; [.$B7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20]; [.$B7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21]; [.$B7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22]; [.$B7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23]; [.$B7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24]; [.$B7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25]; [.$B7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26]; [.$B7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27]; [.$B7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28]; [.$B7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29]; [.$B7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30]; [.$B7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31]; [.$B7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32]; [.$B7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33]; [.$B7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34]; [.$B7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35]; [.$B7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36]; [.$B7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37]; [.$B7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38]; [.$B7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39]; [.$B7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40]; [.$B7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41]; [.$B7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42]; [.$B7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43]; [.$B7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44]; [.$B7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45]; [.$B7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46]; [.$B7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47]; [.$B7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48]; [.$B7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49]; [.$B7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50]; [.$B7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51]; [.$B7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52]; [.$B7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53]; [.$B7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54]; [.$B7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55]; [.$B7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56]; [.$B7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57]; [.$B7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58]; [.$B7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59]; [.$B7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60]; [.$B7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61]; [.$B7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62]; [.$B7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63]; [.$B7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64]; [.$B7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65]; [.$B7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66]; [.$B7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67]; [.$B7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68]; [.$B7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69]; [.$B7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70]; [.$B7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71]; [.$B7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72]; [.$B7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73]; [.$B7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74]; [.$B7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75]; [.$B7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76]; [.$B7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77]; [.$B7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78]; [.$B7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79]; [.$B7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80]; [.$B7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81]; [.$B7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82]; [.$B7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83]; [.$B7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84]; [.$B7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85]; [.$B7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86]; [.$B7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87]; [.$B7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88]; [.$B7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89]; [.$B7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90]; [.$B7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91]; [.$B7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92]; [.$B7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93]; [.$B7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94]; [.$B7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95]; [.$B7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796]; [.$B7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797]; [.$B7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798]; [.$B7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799]; [.$B7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00]; [.$B8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01]; [.$B8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02]; [.$B8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03]; [.$B8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04]; [.$B8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05]; [.$B8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06]; [.$B8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07]; [.$B8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08]; [.$B8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09]; [.$B8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10]; [.$B8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11]; [.$B8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12]; [.$B8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13]; [.$B8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14]; [.$B8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15]; [.$B8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16]; [.$B8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17]; [.$B8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18]; [.$B8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19]; [.$B8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20]; [.$B8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21]; [.$B8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22]; [.$B8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23]; [.$B8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24]; [.$B8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25]; [.$B8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26]; [.$B8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27]; [.$B8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28]; [.$B8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29]; [.$B8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30]; [.$B8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31]; [.$B8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32]; [.$B8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33]; [.$B8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34]; [.$B8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35]; [.$B8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36]; [.$B8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37]; [.$B8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38]; [.$B8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39]; [.$B8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40]; [.$B8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41]; [.$B8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42]; [.$B8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43]; [.$B8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44]; [.$B8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45]; [.$B8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46]; [.$B8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47]; [.$B8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48]; [.$B8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49]; [.$B8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50]; [.$B8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51]; [.$B8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52]; [.$B8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53]; [.$B8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54]; [.$B8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55]; [.$B8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56]; [.$B8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57]; [.$B8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58]; [.$B8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59]; [.$B8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60]; [.$B8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61]; [.$B8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62]; [.$B8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63]; [.$B8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64]; [.$B8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65]; [.$B8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66]; [.$B8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67]; [.$B8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68]; [.$B8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69]; [.$B8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70]; [.$B8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71]; [.$B8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72]; [.$B8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73]; [.$B8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74]; [.$B8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75]; [.$B8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76]; [.$B8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77]; [.$B8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78]; [.$B8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79]; [.$B8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80]; [.$B8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81]; [.$B8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82]; [.$B8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83]; [.$B8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84]; [.$B8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85]; [.$B8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86]; [.$B8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87]; [.$B8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88]; [.$B8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89]; [.$B8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90]; [.$B8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91]; [.$B8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92]; [.$B8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93]; [.$B8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94]; [.$B8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95]; [.$B8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896]; [.$B8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897]; [.$B8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898]; [.$B8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899]; [.$B8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00]; [.$B9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01]; [.$B9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02]; [.$B9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03]; [.$B9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04]; [.$B9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05]; [.$B9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06]; [.$B9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07]; [.$B9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08]; [.$B9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09]; [.$B9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10]; [.$B9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11]; [.$B9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12]; [.$B9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13]; [.$B9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14]; [.$B9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15]; [.$B9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16]; [.$B9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17]; [.$B9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18]; [.$B9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19]; [.$B9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20]; [.$B9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21]; [.$B9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22]; [.$B9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23]; [.$B9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24]; [.$B9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25]; [.$B9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26]; [.$B9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27]; [.$B9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28]; [.$B9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29]; [.$B9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30]; [.$B9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31]; [.$B9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32]; [.$B9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33]; [.$B9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34]; [.$B9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35]; [.$B9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36]; [.$B9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37]; [.$B9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38]; [.$B9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39]; [.$B9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40]; [.$B9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41]; [.$B9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42]; [.$B9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43]; [.$B9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44]; [.$B9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45]; [.$B9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46]; [.$B9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47]; [.$B9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48]; [.$B9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49]; [.$B9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50]; [.$B9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51]; [.$B9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52]; [.$B9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53]; [.$B9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54]; [.$B9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55]; [.$B9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56]; [.$B9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57]; [.$B9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58]; [.$B9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59]; [.$B9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60]; [.$B9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61]; [.$B9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62]; [.$B9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63]; [.$B9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64]; [.$B9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65]; [.$B9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66]; [.$B9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67]; [.$B9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68]; [.$B9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69]; [.$B9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70]; [.$B9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71]; [.$B9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72]; [.$B9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73]; [.$B9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74]; [.$B9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75]; [.$B9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76]; [.$B9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77]; [.$B9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78]; [.$B9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79]; [.$B9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80]; [.$B9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81]; [.$B9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82]; [.$B9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83]; [.$B9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84]; [.$B9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85]; [.$B9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86]; [.$B9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87]; [.$B9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88]; [.$B9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89]; [.$B9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90]; [.$B9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91]; [.$B9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92]; [.$B9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93]; [.$B9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94]; [.$B9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95]; [.$B9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996]; [.$B9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997]; [.$B9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998]; [.$B9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999]; [.$B9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00]; [.$B10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01]; [.$B10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02]; [.$B10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03]; [.$B10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04]; [.$B10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05]; [.$B10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06]; [.$B10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07]; [.$B10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08]; [.$B10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09]; [.$B10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10]; [.$B10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11]; [.$B10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12]; [.$B10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13]; [.$B10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14]; [.$B10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15]; [.$B10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16]; [.$B10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17]; [.$B10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18]; [.$B10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19]; [.$B10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20]; [.$B10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21]; [.$B10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22]; [.$B10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23]; [.$B10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24]; [.$B10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25]; [.$B10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26]; [.$B10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27]; [.$B10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28]; [.$B10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29]; [.$B10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30]; [.$B10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31]; [.$B10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32]; [.$B10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33]; [.$B10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34]; [.$B10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35]; [.$B10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36]; [.$B10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37]; [.$B10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38]; [.$B10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39]; [.$B10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40]; [.$B10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41]; [.$B10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42]; [.$B10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43]; [.$B10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44]; [.$B10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45]; [.$B10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46]; [.$B10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47]; [.$B10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48]; [.$B10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49]; [.$B10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50]; [.$B10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51]; [.$B10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52]; [.$B10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53]; [.$B10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54]; [.$B10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55]; [.$B10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56]; [.$B10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57]; [.$B10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58]; [.$B10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59]; [.$B10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60]; [.$B10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61]; [.$B10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62]; [.$B10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63]; [.$B10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64]; [.$B10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65]; [.$B10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66]; [.$B10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67]; [.$B10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68]; [.$B10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69]; [.$B10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70]; [.$B10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71]; [.$B10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72]; [.$B10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73]; [.$B10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74]; [.$B10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75]; [.$B10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76]; [.$B10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77]; [.$B10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78]; [.$B10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79]; [.$B10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80]; [.$B10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81]; [.$B10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82]; [.$B10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83]; [.$B10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84]; [.$B10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85]; [.$B10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86]; [.$B10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87]; [.$B10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88]; [.$B10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89]; [.$B10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90]; [.$B10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91]; [.$B10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92]; [.$B10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93]; [.$B10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94]; [.$B10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95]; [.$B10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096]; [.$B10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097]; [.$B10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098]; [.$B10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099]; [.$B10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00]; [.$B11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01]; [.$B11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02]; [.$B11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03]; [.$B11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04]; [.$B11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05]; [.$B11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06]; [.$B11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07]; [.$B11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08]; [.$B11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09]; [.$B11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10]; [.$B11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11]; [.$B11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12]; [.$B11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13]; [.$B11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14]; [.$B11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15]; [.$B11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16]; [.$B11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17]; [.$B11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18]; [.$B11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19]; [.$B11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20]; [.$B11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21]; [.$B11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22]; [.$B11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23]; [.$B11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24]; [.$B11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25]; [.$B11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26]; [.$B11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27]; [.$B11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28]; [.$B11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29]; [.$B11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30]; [.$B11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31]; [.$B11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32]; [.$B11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33]; [.$B11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34]; [.$B11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35]; [.$B11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36]; [.$B11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37]; [.$B11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38]; [.$B11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39]; [.$B11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40]; [.$B11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41]; [.$B11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42]; [.$B11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43]; [.$B11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44]; [.$B11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45]; [.$B11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46]; [.$B11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47]; [.$B11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48]; [.$B11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49]; [.$B11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50]; [.$B11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51]; [.$B11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52]; [.$B11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53]; [.$B11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54]; [.$B11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55]; [.$B11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56]; [.$B11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57]; [.$B11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58]; [.$B11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59]; [.$B11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60]; [.$B11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61]; [.$B11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62]; [.$B11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63]; [.$B11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64]; [.$B11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65]; [.$B11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66]; [.$B11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67]; [.$B11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68]; [.$B11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69]; [.$B11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70]; [.$B11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71]; [.$B11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72]; [.$B11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73]; [.$B11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74]; [.$B11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75]; [.$B11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76]; [.$B11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77]; [.$B11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78]; [.$B11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79]; [.$B11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80]; [.$B11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81]; [.$B11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82]; [.$B11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83]; [.$B11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84]; [.$B11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85]; [.$B11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86]; [.$B11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87]; [.$B11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88]; [.$B11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89]; [.$B11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90]; [.$B11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91]; [.$B11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92]; [.$B11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93]; [.$B11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94]; [.$B11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95]; [.$B11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196]; [.$B11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197]; [.$B11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198]; [.$B11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199]; [.$B11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00]; [.$B12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01]; [.$B12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02]; [.$B12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03]; [.$B12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04]; [.$B12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05]; [.$B12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06]; [.$B12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07]; [.$B12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08]; [.$B12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09]; [.$B12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10]; [.$B12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11]; [.$B12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12]; [.$B12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13]; [.$B12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14]; [.$B12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15]; [.$B12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16]; [.$B12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17]; [.$B12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18]; [.$B12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19]; [.$B12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20]; [.$B12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21]; [.$B12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22]; [.$B12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23]; [.$B12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24]; [.$B12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25]; [.$B12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26]; [.$B12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27]; [.$B12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28]; [.$B12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29]; [.$B12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30]; [.$B12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31]; [.$B12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32]; [.$B12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33]; [.$B12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34]; [.$B12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35]; [.$B12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36]; [.$B12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37]; [.$B12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38]; [.$B12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39]; [.$B12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40]; [.$B12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41]; [.$B12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42]; [.$B12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43]; [.$B12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44]; [.$B12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45]; [.$B12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46]; [.$B12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47]; [.$B12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48]; [.$B12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49]; [.$B12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50]; [.$B12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51]; [.$B12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52]; [.$B12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53]; [.$B12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54]; [.$B12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55]; [.$B12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56]; [.$B12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57]; [.$B12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58]; [.$B12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59]; [.$B12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60]; [.$B12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61]; [.$B12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62]; [.$B12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63]; [.$B12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64]; [.$B12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65]; [.$B12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66]; [.$B12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67]; [.$B12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68]; [.$B12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69]; [.$B12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70]; [.$B12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71]; [.$B12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72]; [.$B12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73]; [.$B12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74]; [.$B12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75]; [.$B12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76]; [.$B12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77]; [.$B12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78]; [.$B12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79]; [.$B12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80]; [.$B12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81]; [.$B12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82]; [.$B12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83]; [.$B12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84]; [.$B12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85]; [.$B12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86]; [.$B12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87]; [.$B12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88]; [.$B12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89]; [.$B12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90]; [.$B12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91]; [.$B12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92]; [.$B12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93]; [.$B12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94]; [.$B12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95]; [.$B12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296]; [.$B12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297]; [.$B12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298]; [.$B12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299]; [.$B12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00]; [.$B13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01]; [.$B13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02]; [.$B13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03]; [.$B13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04]; [.$B13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05]; [.$B13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06]; [.$B13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07]; [.$B13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08]; [.$B13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09]; [.$B13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10]; [.$B13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11]; [.$B13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12]; [.$B13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13]; [.$B13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14]; [.$B13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15]; [.$B13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16]; [.$B13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17]; [.$B13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18]; [.$B13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19]; [.$B13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20]; [.$B13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21]; [.$B13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22]; [.$B13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23]; [.$B13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24]; [.$B13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25]; [.$B13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26]; [.$B13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27]; [.$B13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28]; [.$B13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29]; [.$B13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30]; [.$B13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31]; [.$B13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32]; [.$B13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33]; [.$B13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34]; [.$B13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35]; [.$B13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36]; [.$B13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37]; [.$B13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38]; [.$B13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39]; [.$B13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40]; [.$B13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41]; [.$B13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42]; [.$B13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43]; [.$B13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44]; [.$B13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45]; [.$B13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46]; [.$B13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47]; [.$B13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48]; [.$B13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49]; [.$B13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50]; [.$B13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51]; [.$B13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52]; [.$B13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53]; [.$B13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54]; [.$B13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55]; [.$B13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56]; [.$B13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57]; [.$B13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58]; [.$B13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59]; [.$B13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60]; [.$B13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61]; [.$B13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62]; [.$B13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63]; [.$B13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64]; [.$B13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65]; [.$B13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66]; [.$B13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67]; [.$B13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68]; [.$B13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69]; [.$B13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70]; [.$B13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71]; [.$B13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72]; [.$B13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73]; [.$B13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74]; [.$B13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75]; [.$B13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76]; [.$B13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77]; [.$B13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78]; [.$B13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79]; [.$B13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80]; [.$B13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81]; [.$B13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82]; [.$B13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83]; [.$B13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84]; [.$B13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85]; [.$B13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86]; [.$B13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87]; [.$B13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88]; [.$B13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89]; [.$B13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90]; [.$B13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91]; [.$B13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92]; [.$B13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93]; [.$B13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94]; [.$B13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95]; [.$B13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396]; [.$B13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397]; [.$B13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398]; [.$B13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399]; [.$B13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00]; [.$B14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01]; [.$B14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02]; [.$B14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03]; [.$B14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04]; [.$B14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05]; [.$B14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06]; [.$B14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07]; [.$B14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08]; [.$B14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09]; [.$B14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10]; [.$B14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11]; [.$B14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12]; [.$B14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13]; [.$B14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14]; [.$B14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15]; [.$B14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16]; [.$B14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17]; [.$B14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18]; [.$B14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19]; [.$B14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20]; [.$B14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21]; [.$B14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22]; [.$B14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23]; [.$B14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24]; [.$B14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25]; [.$B14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26]; [.$B14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27]; [.$B14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28]; [.$B14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29]; [.$B14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30]; [.$B14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31]; [.$B14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32]; [.$B14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33]; [.$B14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34]; [.$B14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35]; [.$B14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36]; [.$B14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37]; [.$B14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38]; [.$B14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39]; [.$B14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40]; [.$B14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41]; [.$B14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42]; [.$B14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43]; [.$B14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44]; [.$B14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45]; [.$B14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46]; [.$B14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47]; [.$B14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48]; [.$B14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49]; [.$B14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50]; [.$B14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51]; [.$B14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52]; [.$B14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53]; [.$B14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54]; [.$B14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55]; [.$B14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56]; [.$B14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57]; [.$B14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58]; [.$B14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59]; [.$B14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60]; [.$B14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61]; [.$B14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62]; [.$B14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63]; [.$B14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64]; [.$B14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65]; [.$B14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66]; [.$B14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67]; [.$B14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68]; [.$B14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69]; [.$B14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70]; [.$B14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71]; [.$B14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72]; [.$B14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73]; [.$B14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74]; [.$B14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75]; [.$B14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76]; [.$B14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77]; [.$B14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78]; [.$B14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79]; [.$B14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80]; [.$B14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81]; [.$B14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82]; [.$B14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83]; [.$B14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84]; [.$B14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85]; [.$B14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86]; [.$B14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87]; [.$B14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88]; [.$B14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89]; [.$B14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90]; [.$B14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91]; [.$B14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92]; [.$B14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93]; [.$B14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94]; [.$B14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95]; [.$B14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496]; [.$B14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497]; [.$B14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498]; [.$B14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499]; [.$B14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00]; [.$B15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01]; [.$B15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02]; [.$B15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03]; [.$B15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04]; [.$B15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05]; [.$B15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06]; [.$B15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07]; [.$B15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08]; [.$B15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09]; [.$B15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10]; [.$B15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11]; [.$B15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12]; [.$B15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13]; [.$B15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14]; [.$B15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15]; [.$B15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16]; [.$B15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17]; [.$B15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18]; [.$B15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19]; [.$B15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20]; [.$B15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21]; [.$B15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22]; [.$B15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23]; [.$B15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24]; [.$B15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25]; [.$B15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26]; [.$B15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27]; [.$B15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28]; [.$B15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29]; [.$B15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30]; [.$B15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31]; [.$B15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32]; [.$B15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33]; [.$B15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34]; [.$B15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35]; [.$B15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36]; [.$B15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37]; [.$B15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38]; [.$B15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39]; [.$B15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40]; [.$B15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41]; [.$B15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42]; [.$B15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43]; [.$B15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44]; [.$B15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45]; [.$B15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46]; [.$B15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47]; [.$B15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48]; [.$B15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49]; [.$B15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50]; [.$B15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51]; [.$B15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52]; [.$B15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53]; [.$B15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54]; [.$B15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55]; [.$B15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56]; [.$B15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57]; [.$B15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58]; [.$B15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59]; [.$B15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60]; [.$B15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61]; [.$B15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62]; [.$B15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63]; [.$B15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64]; [.$B15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65]; [.$B15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66]; [.$B15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67]; [.$B15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68]; [.$B15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69]; [.$B15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70]; [.$B15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71]; [.$B15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72]; [.$B15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73]; [.$B15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74]; [.$B15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75]; [.$B15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76]; [.$B15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77]; [.$B15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78]; [.$B15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79]; [.$B15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80]; [.$B15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81]; [.$B15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82]; [.$B15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83]; [.$B15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84]; [.$B15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85]; [.$B15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86]; [.$B15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87]; [.$B15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88]; [.$B15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89]; [.$B15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90]; [.$B15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91]; [.$B15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92]; [.$B15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93]; [.$B15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94]; [.$B15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95]; [.$B15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596]; [.$B15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597]; [.$B15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598]; [.$B15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599]; [.$B15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00]; [.$B16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01]; [.$B16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02]; [.$B16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03]; [.$B16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04]; [.$B16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05]; [.$B16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06]; [.$B16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07]; [.$B16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08]; [.$B16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09]; [.$B16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10]; [.$B16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11]; [.$B16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12]; [.$B16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13]; [.$B16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14]; [.$B16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15]; [.$B16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16]; [.$B16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17]; [.$B16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18]; [.$B16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19]; [.$B16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20]; [.$B16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21]; [.$B16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22]; [.$B16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23]; [.$B16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24]; [.$B16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25]; [.$B16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26]; [.$B16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27]; [.$B16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28]; [.$B16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29]; [.$B16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30]; [.$B16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31]; [.$B16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32]; [.$B16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33]; [.$B16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34]; [.$B16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35]; [.$B16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36]; [.$B16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37]; [.$B16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38]; [.$B16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39]; [.$B16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40]; [.$B16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41]; [.$B16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42]; [.$B16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43]; [.$B16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44]; [.$B16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45]; [.$B16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46]; [.$B16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47]; [.$B16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48]; [.$B16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49]; [.$B16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50]; [.$B16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51]; [.$B16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52]; [.$B16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53]; [.$B16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54]; [.$B16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55]; [.$B16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56]; [.$B16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57]; [.$B16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58]; [.$B16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59]; [.$B16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60]; [.$B16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61]; [.$B16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62]; [.$B16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63]; [.$B16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64]; [.$B16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65]; [.$B16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66]; [.$B16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67]; [.$B16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68]; [.$B16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69]; [.$B16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70]; [.$B16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71]; [.$B16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72]; [.$B16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73]; [.$B16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74]; [.$B16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75]; [.$B16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76]; [.$B16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77]; [.$B16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78]; [.$B16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79]; [.$B16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80]; [.$B16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81]; [.$B16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82]; [.$B16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83]; [.$B16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84]; [.$B16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85]; [.$B16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86]; [.$B16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87]; [.$B16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88]; [.$B16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89]; [.$B16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90]; [.$B16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91]; [.$B16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92]; [.$B16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93]; [.$B16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94]; [.$B16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95]; [.$B16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696]; [.$B16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697]; [.$B16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698]; [.$B16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699]; [.$B16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00]; [.$B17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01]; [.$B17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02]; [.$B17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03]; [.$B17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04]; [.$B17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05]; [.$B17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06]; [.$B17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07]; [.$B17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08]; [.$B17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09]; [.$B17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10]; [.$B17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11]; [.$B17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12]; [.$B17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13]; [.$B17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14]; [.$B17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15]; [.$B17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16]; [.$B17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17]; [.$B17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18]; [.$B17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19]; [.$B17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20]; [.$B17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21]; [.$B17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22]; [.$B17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23]; [.$B17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24]; [.$B17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25]; [.$B17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26]; [.$B17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27]; [.$B17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28]; [.$B17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29]; [.$B17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30]; [.$B17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31]; [.$B17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32]; [.$B17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33]; [.$B17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34]; [.$B17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35]; [.$B17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36]; [.$B17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37]; [.$B17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38]; [.$B17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39]; [.$B17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40]; [.$B17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41]; [.$B17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42]; [.$B17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43]; [.$B17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44]; [.$B17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45]; [.$B17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46]; [.$B17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47]; [.$B17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48]; [.$B17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49]; [.$B17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50]; [.$B17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51]; [.$B17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52]; [.$B17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53]; [.$B17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54]; [.$B17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55]; [.$B17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56]; [.$B17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57]; [.$B17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58]; [.$B17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59]; [.$B17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60]; [.$B17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61]; [.$B17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62]; [.$B17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63]; [.$B17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64]; [.$B17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65]; [.$B17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66]; [.$B17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67]; [.$B17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68]; [.$B17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69]; [.$B17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70]; [.$B17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71]; [.$B17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72]; [.$B17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73]; [.$B17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74]; [.$B17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75]; [.$B17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76]; [.$B17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77]; [.$B17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78]; [.$B17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79]; [.$B17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80]; [.$B17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81]; [.$B17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82]; [.$B17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83]; [.$B17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84]; [.$B17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85]; [.$B17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86]; [.$B17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87]; [.$B17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88]; [.$B17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89]; [.$B17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90]; [.$B17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91]; [.$B17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92]; [.$B17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93]; [.$B17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94]; [.$B17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95]; [.$B17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796]; [.$B17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797]; [.$B17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798]; [.$B17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799]; [.$B17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00]; [.$B18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01]; [.$B18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02]; [.$B18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03]; [.$B18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04]; [.$B18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05]; [.$B18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06]; [.$B18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07]; [.$B18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08]; [.$B18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09]; [.$B18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10]; [.$B18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11]; [.$B18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12]; [.$B18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13]; [.$B18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14]; [.$B18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15]; [.$B18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16]; [.$B18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17]; [.$B18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18]; [.$B18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19]; [.$B18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20]; [.$B18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21]; [.$B18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22]; [.$B18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23]; [.$B18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24]; [.$B18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25]; [.$B18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26]; [.$B18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27]; [.$B18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28]; [.$B18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29]; [.$B18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30]; [.$B18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31]; [.$B18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32]; [.$B18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33]; [.$B18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34]; [.$B18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35]; [.$B18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36]; [.$B18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37]; [.$B18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38]; [.$B18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39]; [.$B18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40]; [.$B18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41]; [.$B18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42]; [.$B18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43]; [.$B18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44]; [.$B18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45]; [.$B18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46]; [.$B18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47]; [.$B18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48]; [.$B18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49]; [.$B18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50]; [.$B18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51]; [.$B18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52]; [.$B18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53]; [.$B18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54]; [.$B18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55]; [.$B18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56]; [.$B18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57]; [.$B18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58]; [.$B18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59]; [.$B18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60]; [.$B18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61]; [.$B18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62]; [.$B18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63]; [.$B18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64]; [.$B18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65]; [.$B18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66]; [.$B18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67]; [.$B18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68]; [.$B18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69]; [.$B18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70]; [.$B18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71]; [.$B18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72]; [.$B18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73]; [.$B18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74]; [.$B18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75]; [.$B18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76]; [.$B18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77]; [.$B18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78]; [.$B18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79]; [.$B18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80]; [.$B18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81]; [.$B188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82]; [.$B18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83]; [.$B188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84]; [.$B188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85]; [.$B188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86]; [.$B188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87]; [.$B188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88]; [.$B188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89]; [.$B188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90]; [.$B18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91]; [.$B189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92]; [.$B189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93]; [.$B189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94]; [.$B18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95]; [.$B189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896]; [.$B189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897]; [.$B189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898]; [.$B18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899]; [.$B189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00]; [.$B190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01]; [.$B19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02]; [.$B190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03]; [.$B190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04]; [.$B190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05]; [.$B19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06]; [.$B190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07]; [.$B190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08]; [.$B190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09]; [.$B190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10]; [.$B19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11]; [.$B191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12]; [.$B191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13]; [.$B191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14]; [.$B191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15]; [.$B191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16]; [.$B191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17]; [.$B19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18]; [.$B191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19]; [.$B191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20]; [.$B192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21]; [.$B192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22]; [.$B192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23]; [.$B192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24]; [.$B192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25]; [.$B192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26]; [.$B19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27]; [.$B192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28]; [.$B192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29]; [.$B192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30]; [.$B19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31]; [.$B193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32]; [.$B193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33]; [.$B193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34]; [.$B193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35]; [.$B193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36]; [.$B193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37]; [.$B19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38]; [.$B193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39]; [.$B193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40]; [.$B194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41]; [.$B19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42]; [.$B194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43]; [.$B194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44]; [.$B194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45]; [.$B19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46]; [.$B194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47]; [.$B194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48]; [.$B194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49]; [.$B19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50]; [.$B19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51]; [.$B195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52]; [.$B195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53]; [.$B19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54]; [.$B19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55]; [.$B195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56]; [.$B195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57]; [.$B195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58]; [.$B19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59]; [.$B195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60]; [.$B196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61]; [.$B196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62]; [.$B196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63]; [.$B1963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64]; [.$B1964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65]; [.$B196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66]; [.$B196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67]; [.$B1967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68]; [.$B1968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69]; [.$B196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70]; [.$B19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71]; [.$B1971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72]; [.$B1972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73]; [.$B197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74]; [.$B197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75]; [.$B1975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76]; [.$B1976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77]; [.$B19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XOR([.$A1978]; [.$B197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XOR([.$A1979]; [.$B1979]); 1; 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XOR([.$A1980]; [.$B1980])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XOR([.$A1981]; [.$B1981]); 1; 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3:37:08.964962012</meta:creation-date>
    <dc:date>2018-12-28T23:59:32.234743305</dc:date>
    <meta:editing-duration>PT56S</meta:editing-duration>
    <meta:editing-cycles>1</meta:editing-cycles>
    <meta:document-statistic meta:table-count="1" meta:cell-count="5943" meta:object-count="0"/>
    <meta:generator>LibreOffice/5.4.4.2$MacOSX_X86_64 LibreOffice_project/2524958677847fb3bb44820e40380acbe820f960</meta:generator>
  </office:meta>
</office:document-meta>
</file>